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0694in" fo:margin-bottom="0.0694in" fo:line-height="100%"/>
      <style:text-properties style:font-name="Times New Roman" style:font-name-asian="Times New Roman" fo:font-size="12pt" style:font-size-asian="12pt" style:font-size-complex="12pt" style:language-asian="de" style:country-asian="CH"/>
    </style:style>
    <style:style style:name="P2"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3"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4"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5" style:parent-style-name="Standard" style:family="paragraph">
      <style:paragraph-properties fo:border="0.0034in solid #D9D9E3" fo:padding="0in" style:shadow="none" style:contextual-spacing="true" fo:margin-top="0.2083in" fo:margin-bottom="0.2083in" fo:line-height="107%"/>
      <style:text-properties style:font-name="Segoe UI" style:font-name-asian="Times New Roman" style:font-name-complex="Segoe UI" fo:font-size="12pt" style:font-size-asian="12pt" style:font-size-complex="12pt" style:language-asian="de" style:country-asian="CH"/>
    </style:style>
    <style:style style:name="P6" style:parent-style-name="Standard" style:family="paragraph">
      <style:paragraph-properties fo:border="0.0034in solid #D9D9E3" fo:padding="0in" style:shadow="none" style:contextual-spacing="true" fo:margin-top="0.2083in" fo:margin-bottom="0.2083in" fo:line-height="107%"/>
      <style:text-properties style:font-name="Segoe UI" style:font-name-asian="Times New Roman" style:font-name-complex="Segoe UI" fo:font-size="12pt" style:font-size-asian="12pt" style:font-size-complex="12pt" style:language-asian="de" style:country-asian="CH"/>
    </style:style>
    <style:style style:name="P7"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8"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9" style:parent-style-name="Standard" style:list-style-name="LFO7" style:family="paragraph">
      <style:paragraph-properties fo:border="0.0034in solid #D9D9E3" fo:padding-top="0in" fo:padding-left="0.0694in" fo:padding-bottom="0in" fo:padding-right="0in" style:shadow="none" fo:margin-bottom="0in"/>
      <style:text-properties style:font-name="Segoe UI" style:font-name-asian="Times New Roman" style:font-name-complex="Segoe UI" fo:font-size="12pt" style:font-size-asian="12pt" style:font-size-complex="12pt" style:language-asian="de" style:country-asian="CH"/>
    </style:style>
    <style:style style:name="P10" style:parent-style-name="Standard" style:list-style-name="LFO7" style:family="paragraph">
      <style:paragraph-properties fo:border="0.0034in solid #D9D9E3" fo:padding-top="0in" fo:padding-left="0.0694in" fo:padding-bottom="0in" fo:padding-right="0in" style:shadow="none" fo:margin-bottom="0in"/>
      <style:text-properties style:font-name="Segoe UI" style:font-name-asian="Times New Roman" style:font-name-complex="Segoe UI" fo:font-size="12pt" style:font-size-asian="12pt" style:font-size-complex="12pt" style:language-asian="de" style:country-asian="CH"/>
    </style:style>
    <style:style style:name="P11" style:parent-style-name="Standard" style:list-style-name="LFO7" style:family="paragraph">
      <style:paragraph-properties fo:border="0.0034in solid #D9D9E3" fo:padding-top="0in" fo:padding-left="0.0694in" fo:padding-bottom="0in" fo:padding-right="0in" style:shadow="none" fo:margin-bottom="0in"/>
      <style:text-properties style:font-name="Segoe UI" style:font-name-asian="Times New Roman" style:font-name-complex="Segoe UI" fo:font-size="12pt" style:font-size-asian="12pt" style:font-size-complex="12pt" style:language-asian="de" style:country-asian="CH"/>
    </style:style>
    <style:style style:name="P12"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13" style:parent-style-name="Listenabsatz" style:list-style-name="LFO8"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14" style:parent-style-name="Listenabsatz" style:list-style-name="LFO8"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15" style:parent-style-name="Listenabsatz" style:list-style-name="LFO8"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16"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17"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18" style:parent-style-name="Standard" style:list-style-name="LFO1"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19" style:parent-style-name="Standard" style:list-style-name="LFO1"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20" style:parent-style-name="Standard" style:list-style-name="LFO1"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21"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22" style:parent-style-name="Standard"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23" style:parent-style-name="Standard"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24" style:parent-style-name="Standard"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25"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26"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27" style:parent-style-name="Standard"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28" style:parent-style-name="Standard"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29" style:parent-style-name="Standard"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30" style:parent-style-name="Standard"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31" style:parent-style-name="Standard"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32" style:parent-style-name="Standard"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33" style:parent-style-name="Standard"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34" style:parent-style-name="Standard"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35" style:parent-style-name="Standard" style:list-style-name="LFO4" style:family="paragraph">
      <style:paragraph-properties fo:margin-top="0.0694in" fo:margin-bottom="0.0694in" fo:line-height="100%"/>
      <style:text-properties style:font-name="Times New Roman" style:font-name-asian="Times New Roman" fo:font-size="12pt" style:font-size-asian="12pt" style:font-size-complex="12pt" style:language-asian="de" style:country-asian="CH"/>
    </style:style>
    <style:style style:name="P36" style:parent-style-name="Standard" style:list-style-name="LFO4" style:family="paragraph">
      <style:paragraph-properties fo:margin-top="0.0694in" fo:margin-bottom="0.0694in" fo:line-height="100%"/>
    </style:style>
    <style:style style:name="T37" style:parent-style-name="Absatz-Standardschriftart" style:family="text">
      <style:text-properties style:font-name="Times New Roman" style:font-name-asian="Times New Roman" fo:font-size="12pt" style:font-size-asian="12pt" style:font-size-complex="12pt" style:language-asian="de" style:country-asian="CH"/>
    </style:style>
  </office:automatic-styles>
  <office:body>
    <office:text text:use-soft-page-breaks="true">
      <text:p text:style-name="P1">Use Case Name: Bauteile-Sortierroboter</text:p>
      <text:p text:style-name="P2">Ziel: Automatisierung des Sortierprozesses von Bauteilen in der Produktion</text:p>
      <text:p text:style-name="P3">Akteure: Bauteil-Anlieferer, Bauteil-Sortierroboter, Produktionsmitarbeiter</text:p>
      <text:p text:style-name="P4"/>
      <text:p text:style-name="P5">Beschreibung:<text:s/></text:p>
      <text:p text:style-name="P6">Der Sortierroboter ist mit 2 großen Motoren, 1 kleinen Motor, 2 Drucksensoren und 1 Farbsensor ausgestattet. Wenn der Roboter ein Paket mit roter Farbe erkennt und Drucksensor 1 aktiviert ist, fährt er zum korrekten Container je nach Farbe des Packets<text:s/>und legt das Paket dort ab. Der kleine Motor schiebt das Paket aus dem Roboter heraus. Wenn der Roboter zu Stelle 1 fährt und Drucksensor 2 aktiviert wird, stoppt der Roboter und gibt eine Fehlermeldung aus.</text:p>
      <text:p text:style-name="P7"/>
      <text:p text:style-name="P8">Aktoren:</text:p>
      <text:list text:style-name="LFO7" text:continue-numbering="true">
        <text:list-item>
          <text:p text:style-name="P9">Motor 1 (gross: Antrieb 1 Sortierroboter)</text:p>
        </text:list-item>
        <text:list-item>
          <text:p text:style-name="P10">Motor 2 (gross: Antrieb 2 Sortierroboter)</text:p>
        </text:list-item>
        <text:list-item>
          <text:p text:style-name="P11">Motor 3 (klein: Packet abladen)</text:p>
        </text:list-item>
      </text:list>
      <text:p text:style-name="P12">Sensoren:</text:p>
      <text:list text:style-name="LFO8" text:continue-numbering="true">
        <text:list-item>
          <text:p text:style-name="P13">Farbsensor (Detektion von Packet-Farbe)</text:p>
        </text:list-item>
        <text:list-item>
          <text:p text:style-name="P14">Berührungssensor 1 (Packet auf Sortierroboter geladen)</text:p>
        </text:list-item>
        <text:list-item>
          <text:p text:style-name="P15">Berührungssensor 2 (Fahrbahn durch Objekt blockiert)</text:p>
        </text:list-item>
      </text:list>
      <text:p text:style-name="P16"/>
      <text:p text:style-name="P17">Grundbedingungen:</text:p>
      <text:list text:style-name="LFO1" text:continue-numbering="true">
        <text:list-item>
          <text:p text:style-name="P18">Der Sortierroboter ist betriebsbereit und wurde mit den richtigen Sortierparametern konfiguriert.</text:p>
        </text:list-item>
        <text:list-item>
          <text:p text:style-name="P19">Der Packetplatz ist frei</text:p>
        </text:list-item>
        <text:list-item>
          <text:p text:style-name="P20">Die<text:s/>Packete<text:s/>sind mit eindeutigen Farben markiert, um ihre Identifikation zu erleichtern.</text:p>
        </text:list-item>
      </text:list>
      <text:p text:style-name="P21">Nachbedingungen:</text:p>
      <text:list text:style-name="LFO2" text:continue-numbering="true">
        <text:list-item>
          <text:p text:style-name="P22">Das Packet wird vom Berührungssensor erfasst und entsprechend der Farbe automatisch<text:s/>an den<text:s/>richtigen Stellen gebracht.</text:p>
        </text:list-item>
        <text:list-item>
          <text:p text:style-name="P23">Der Sortierroboter fährt zum Boxplatz zurück</text:p>
        </text:list-item>
        <text:list-item>
          <text:p text:style-name="P24">Der Sortierroboter ist bereit für den nächsten Sortiervorgang.</text:p>
        </text:list-item>
      </text:list>
      <text:p text:style-name="P25"/>
      <text:p text:style-name="P26">Normaler Ablauf:</text:p>
      <text:list text:style-name="LFO3" text:continue-numbering="true">
        <text:list-item>
          <text:p text:style-name="P27">Der Bauteil-Anlieferer transportiert das Packet<text:s/>zum<text:s/>Boxplatz.</text:p>
        </text:list-item>
        <text:list-item>
          <text:p text:style-name="P28">Der Sortierroboter erkennt das Packet mit dem Berührungssensor und die Farbe mit dem<text:s/>Farbsensor.</text:p>
        </text:list-item>
        <text:list-item>
          <text:p text:style-name="P29">Basierend auf der Farbe des<text:s/>Packets<text:s/>fährt der Sortierroboter automatisch<text:s/>zum gleichfarbigen Container<text:s/>und hält an.</text:p>
        </text:list-item>
        <text:list-item>
          <text:p text:style-name="P30">Der Sortierroboter lädt das<text:s/>Packet<text:s/>ab und überprüft, ob es abgelegt wurde<text:s/>(Berührungssensor frei).</text:p>
        </text:list-item>
        <text:list-item>
          <text:p text:style-name="P31">Der Sortierroboter fährt zurück zur Ausgangsposition und wartet auf das nächste<text:s/>Packet.</text:p>
        </text:list-item>
        <text:list-item>
          <text:p text:style-name="P32">Der Vorgang wird fortgesetzt, bis alle Bauteile sortiert und abgelegt wurden.</text:p>
        </text:list-item>
        <text:list-item>
          <text:p text:style-name="P33">Der Sortierroboter gibt eine Bestätigung aus, dass alle Bauteile sortiert und abgelegt wurden.</text:p>
        </text:list-item>
      </text:list>
      <text:p text:style-name="P34">Alternativer Ablauf:</text:p>
      <text:list text:style-name="LFO4" text:continue-numbering="true">
        <text:list-item>
          <text:p text:style-name="P35">Wenn der Sortierroboter ein fehlerhaftes<text:s/>Packet (weiss)<text:s/>erkennt, wird es zur manuellen Überprüfung<text:s/>zum weissen Container<text:s/>an den Produktionsmitarbeiter weitergeleitet.</text:p>
        </text:list-item>
        <text:list-item>
          <text:p text:style-name="P36"><text:span text:style-name="T37">Wenn die Fahrbahn von einem Objekt blockiert wird (Erfassung von Sensor 2) haltet der Sortierroboter sofort an. Sobald das Objekt entfernt und die Quittiertaste betätigt wurde führt der Sortierroboter den Sortierprozess for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CH"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omas Paul</meta:initial-creator>
    <dc:creator>Dennis Fernandez</dc:creator>
    <meta:creation-date>2023-04-17T09:22:00Z</meta:creation-date>
    <dc:date>2023-04-17T12:13:00Z</dc:date>
    <meta:template xlink:href="Normal" xlink:type="simple"/>
    <meta:editing-cycles>2</meta:editing-cycles>
    <meta:editing-duration>PT0S</meta:editing-duration>
    <meta:document-statistic meta:page-count="2" meta:paragraph-count="4" meta:word-count="341" meta:character-count="2487" meta:row-count="17" meta:non-whitespace-character-count="2150"/>
  </office:meta>
</office:document-meta>
</file>